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b35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b35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b35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b35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b35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b35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b35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b35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b35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b35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b35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b35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b35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b35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b35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b35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b35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dgar Alejandro Clociel Ro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Cedeñ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5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095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dgar José Aguilera Ydrog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7899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6.7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2" meta:non-whitespace-character-count="995"/>
    <meta:template xlink:type="simple" xlink:actuate="onRequest" xlink:title="Normal" xlink:href=""/>
  </office:meta>
</office:document-meta>
</file>